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mazon Ember" svg:font-family="'Amazon Ember'"/>
    <style:font-face style:name="Coolvetica" svg:font-family="Coolvetica"/>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642fc" officeooo:paragraph-rsid="000642fc" style:font-weight-asian="bold" style:font-weight-complex="bold"/>
    </style:style>
    <style:style style:name="P2" style:family="paragraph" style:parent-style-name="Standard">
      <style:text-properties style:text-underline-style="none" fo:font-weight="normal" officeooo:rsid="000642fc" officeooo:paragraph-rsid="000642fc" style:font-weight-asian="normal" style:font-weight-complex="normal"/>
    </style:style>
    <style:style style:name="P3" style:family="paragraph" style:parent-style-name="Standard">
      <style:text-properties fo:font-style="italic" style:text-underline-style="none" fo:font-weight="normal" officeooo:rsid="000642fc" officeooo:paragraph-rsid="000642fc" style:font-style-asian="italic" style:font-weight-asian="normal" style:font-style-complex="italic" style:font-weight-complex="normal"/>
    </style:style>
    <style:style style:name="P4" style:family="paragraph" style:parent-style-name="Standard">
      <style:text-properties fo:font-style="normal" style:text-underline-style="none" fo:font-weight="normal" officeooo:rsid="000642fc" officeooo:paragraph-rsid="000642fc" style:font-style-asian="normal" style:font-weight-asian="normal" style:font-style-complex="normal" style:font-weight-complex="normal"/>
    </style:style>
    <style:style style:name="P5" style:family="paragraph" style:parent-style-name="Standard">
      <style:text-properties fo:font-style="normal" style:text-underline-style="solid" style:text-underline-width="auto" style:text-underline-color="font-color" fo:font-weight="normal" officeooo:rsid="000642fc" officeooo:paragraph-rsid="000642fc" style:font-style-asian="normal" style:font-weight-asian="normal" style:font-style-complex="normal" style:font-weight-complex="normal"/>
    </style:style>
    <style:style style:name="P6" style:family="paragraph" style:parent-style-name="Standard">
      <style:text-properties fo:font-style="normal" style:text-underline-style="none" fo:font-weight="normal" officeooo:rsid="000642fc" officeooo:paragraph-rsid="000642fc" style:font-style-asian="normal" style:font-weight-asian="normal" style:font-style-complex="normal" style:font-weight-complex="normal"/>
    </style:style>
    <style:style style:name="P7" style:family="paragraph" style:parent-style-name="Standard">
      <style:text-properties fo:font-style="normal" style:text-underline-style="none" fo:font-weight="normal" officeooo:rsid="0007cde7" officeooo:paragraph-rsid="0007cde7" style:font-style-asian="normal" style:font-weight-asian="normal" style:font-style-complex="normal" style:font-weight-complex="normal"/>
    </style:style>
    <style:style style:name="P8" style:family="paragraph" style:parent-style-name="Standard">
      <style:text-properties fo:font-style="normal" style:text-underline-style="none" fo:font-weight="normal" officeooo:rsid="00098c2d" officeooo:paragraph-rsid="00098c2d" style:font-style-asian="normal" style:font-weight-asian="normal" style:font-style-complex="normal" style:font-weight-complex="normal"/>
    </style:style>
    <style:style style:name="P9" style:family="paragraph" style:parent-style-name="Standard">
      <style:text-properties fo:font-size="18pt" fo:font-style="normal" style:text-underline-style="solid" style:text-underline-width="auto" style:text-underline-color="font-color" fo:font-weight="bold" officeooo:rsid="0007cde7" officeooo:paragraph-rsid="0007cde7" style:font-size-asian="18pt" style:font-style-asian="normal" style:font-weight-asian="bold" style:font-size-complex="18pt" style:font-style-complex="normal" style:font-weight-complex="bold"/>
    </style:style>
    <style:style style:name="P10" style:family="paragraph" style:parent-style-name="Standard">
      <style:text-properties fo:font-size="14pt" fo:font-style="normal" style:text-underline-style="solid" style:text-underline-width="auto" style:text-underline-color="font-color" fo:font-weight="bold" officeooo:rsid="0007cde7" officeooo:paragraph-rsid="0007cde7" style:font-size-asian="12.25pt" style:font-style-asian="normal" style:font-weight-asian="bold" style:font-size-complex="14pt" style:font-style-complex="normal" style:font-weight-complex="bold"/>
    </style:style>
    <style:style style:name="P11" style:family="paragraph" style:parent-style-name="Standard">
      <style:text-properties fo:font-size="14pt" fo:font-style="normal" style:text-underline-style="none" fo:font-weight="normal" officeooo:rsid="0007cde7" officeooo:paragraph-rsid="0007cde7" style:font-size-asian="12.25pt" style:font-style-asian="normal" style:font-weight-asian="normal" style:font-size-complex="14pt" style:font-style-complex="normal" style:font-weight-complex="normal"/>
    </style:style>
    <style:style style:name="P12" style:family="paragraph" style:parent-style-name="Standard">
      <style:text-properties fo:font-size="14pt" fo:font-style="italic" style:text-underline-style="none" fo:font-weight="normal" officeooo:rsid="0007cde7" officeooo:paragraph-rsid="0007cde7" style:font-size-asian="12.25pt" style:font-style-asian="italic" style:font-weight-asian="normal" style:font-size-complex="14pt" style:font-style-complex="italic" style:font-weight-complex="normal"/>
    </style:style>
    <style:style style:name="P13" style:family="paragraph" style:parent-style-name="Standard">
      <style:text-properties fo:color="#c9211e" loext:opacity="100%" fo:font-size="14pt" fo:font-style="normal" style:text-underline-style="none" fo:font-weight="normal" officeooo:rsid="0007cde7" officeooo:paragraph-rsid="0007cde7" style:font-size-asian="12.25pt" style:font-style-asian="normal" style:font-weight-asian="normal" style:font-size-complex="14pt" style:font-style-complex="normal" style:font-weight-complex="normal"/>
    </style:style>
    <style:style style:name="P14" style:family="paragraph">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hyphenate="false" loext:hyphenation-no-caps="false" loext:hyphenation-no-last-word="false"/>
    </style:style>
    <style:style style:name="T1" style:family="text">
      <style:text-properties fo:font-size="12pt" style:font-size-asian="10.5pt" style:font-size-complex="12pt"/>
    </style:style>
    <style:style style:name="T2" style:family="text">
      <style:text-properties fo:font-variant="normal" fo:text-transform="none" style:use-window-font-color="true" loext:opacity="0%" style:text-outline="false" style:text-line-through-style="none" style:text-line-through-type="none" style:text-position="0% 100%" style:font-name="Amazon Ember"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Monde :</text:p>
      <text:p text:style-name="P2">A la naissance tu reçoit une puce dans ton crane, les autorités sont omniscientes.</text:p>
      <text:p text:style-name="P2">Pulsar à pris le contrôle de toutes les infrastructures et un peu de la secte</text:p>
      <text:p text:style-name="P2"/>
      <text:p text:style-name="P2">??? = Secte contre la puce, rite de jailbreak de puce </text:p>
      <text:p text:style-name="P2"/>
      <text:p text:style-name="P2"/>
      <text:p text:style-name="P1">Kriss :</text:p>
      <text:p text:style-name="P2"/>
      <text:p text:style-name="P2">A fait le rite et fait partie de ??? (secte), mais il a une puce particulière (Il a le même numéro de série que la puce (normale) du créateur, qui donc est saine. Le créateur à prévu une sécurité pour ce num de série pour ne pas se faire infecter par son propre virus), Kriss n’est pas infecté par Pulsar, de plus il a potentiellement la clé pour désactiver Pulsar.</text:p>
      <text:p text:style-name="P2"/>
      <text:p text:style-name="P2"/>
      <text:p text:style-name="P2"/>
      <text:p text:style-name="P2"/>
      <text:p text:style-name="P1">Chronologie du jeu</text:p>
      <text:p text:style-name="P2"/>
      <text:p text:style-name="P3">Prologue : l’éveil de Kriss</text:p>
      <text:p text:style-name="P4"/>
      <text:p text:style-name="P4"><office:annotation office:name="__Annotation__0_2224149636" loext:resolved="false"><dc:creator>Auteur inconnu</dc:creator><dc:date>2025-01-31T11:49:24.349000000</dc:date><text:p text:style-name="P14"><text:span text:style-name="T2">Atomsphère très très très chaleureuse et heureuse.</text:span></text:p><text:p text:style-name="P14"><text:span text:style-name="T2">Le joueur doit se sentir inclus et impliqué</text:span></text:p></office:annotation>Adhésion à ???, rencontre avec le best bro, rencontre avec les autres potes, éveil de Kriss<office:annotation-end office:name="__Annotation__0_2224149636"/></text:p>
      <text:p text:style-name="P5">2 missions :</text:p>
      <text:p text:style-name="P4"><text:tab/>- </text:p>
      <text:p text:style-name="P4"><text:tab/>- </text:p>
      <text:p text:style-name="P4"/>
      <text:p text:style-name="P4">Piratage de Pulsar par ??? (Satochi), patch v2 de la puce (la puce devient nocive et le monde entier est lobotomisé), Satochi fait exploser (presque) toutes les puces des membres de l’entreprise de Pulsar + les résistants, dont le best bro qui explose devant Kriss dans une scène émouvante et tragique. Les autres membres de la secte partent, yeux rouges et vides, sans âmes.</text:p>
      <text:p text:style-name="P4">On l’apprends plus tard, mais juste avant de mourir il a copier son esprit en tant qu’IA et l’accès à la base de donnée secrète de la secte, dans laquelle l’ancien chef de Pulsar envoie des choses pour aider sur la puce de Kriss.</text:p>
      <text:p text:style-name="P4"/>
      <text:p text:style-name="P4"/>
      <text:p text:style-name="P4"/>
      <text:p text:style-name="P8">Taper « oui » pendant qu’un pnj parle donne le langage Fortran</text:p>
      <text:p text:style-name="P4"/>
      <text:p text:style-name="P4"/>
      <text:p text:style-name="P4"/>
      <text:p text:style-name="P4"/>
      <text:p text:style-name="P4"/>
      <text:p text:style-name="P4"/>
      <text:p text:style-name="P4"/>
      <text:p text:style-name="P4"/>
      <text:p text:style-name="P4"/>
      <text:p text:style-name="P4"/>
      <text:p text:style-name="P7">EP = Entreprise de Pulsar</text:p>
      <text:p text:style-name="P9"><text:soft-page-break/>Cinématiques</text:p>
      <text:p text:style-name="P7"/>
      <text:p text:style-name="P10">SCN 01</text:p>
      <text:p text:style-name="P11"><text:s/></text:p>
      <text:p text:style-name="P12"><text:span text:style-name="T1"><text:tab/>Introduction au jeu</text:span></text:p>
      <text:p text:style-name="P12"><text:span text:style-name="T1">EP est une grande entreprise qui domine le monde. Une de leurs plus grande innovation leur conféra un immense succès. Pulsar. C’est une puce qui est greffée dans le crâne des gens. C’était très populaire et apprécié à sa sortie, la puce rendait tout pratique. Malheureusement un groupe de personnes du nom des Awakens trouvent que Pulsar récoltait les informations personnelles de leur porteur. Un scandale, des milliers de gens ont tout fait pour retirer cette puce. Certains se sont tués en la retirant. Les Awakens ses battu contre EP durant de nombreuses années afin de chercher un remède à Pulsar, ils cherchent le code source de Pulsar.</text:span></text:p>
      <text:p text:style-name="P12"><text:span text:style-name="T1">Des années plus tard, Kriss vient au monde. Entre temps ce scandale de la puce à été accepté et tous les enfants naissant reçoivent cette puce. Kriss reçut la puce, ce fut une exception.</text:span></text:p>
      <text:p text:style-name="P12"><text:span text:style-name="T1">Et comme tous les héros de jeux vidéo, Kriss se réveille dans sa chambre et débute sa journée, il a songé longtemps à rejoindre ce groupe. Le fait que sa vie privée soit analysée par EP ne le dérangeait pas mais la puce lui faisait mal. Kriss souhaitait se rendre là bas</text:span></text:p>
      <text:p text:style-name="P12"><text:span text:style-name="T1"/></text:p>
      <text:p text:style-name="P13"><text:span text:style-name="T1">Nouvelle Quête : Rejoindre le groupe – QG du groupe</text:span></text:p>
      <text:p text:style-name="P13"><text:span text:style-name="T1"><text:tab/><text:tab/><text:tab/>La puce de Kriss lui fait mal, depuis peu il songe à rejoindre le groupe afin de régler son problème. Aujourd’hui c’est le grand jour, il décide d’y aller</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mazon Ember" svg:font-family="'Amazon Ember'"/>
    <style:font-face style:name="Coolvetica" svg:font-family="Coolvetica"/>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mazon Ember" fo:font-size="12pt" fo:language="fr" fo:country="FR"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mazon Ember" fo:font-size="12pt" fo:language="fr" fo:country="FR"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oolvetica" fo:font-family="Coolvetica"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mazon Ember" fo:font-family="'Amazon Ember'"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Amazon Ember" fo:font-family="'Amazon Ember'"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mazon Ember" fo:font-family="'Amazon Ember'" style:font-size-asian="12pt" style:font-name-complex="Mangal" style:font-family-complex="Mang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31T11:36:23.430000000</meta:creation-date>
    <dc:date>2025-02-06T09:44:13.542000000</dc:date>
    <meta:editing-duration>PT1H53M43S</meta:editing-duration>
    <meta:editing-cycles>3</meta:editing-cycles>
    <meta:generator>LibreOffice/7.6.4.1$Windows_X86_64 LibreOffice_project/e19e193f88cd6c0525a17fb7a176ed8e6a3e2aa1</meta:generator>
    <meta:document-statistic meta:table-count="0" meta:image-count="0" meta:object-count="0" meta:page-count="2" meta:paragraph-count="25" meta:word-count="507" meta:character-count="2785" meta:non-whitespace-character-count="2291"/>
  </office:meta>
</office:document-meta>
</file>